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paragraph-rsid="000c375c"/>
    </style:style>
    <style:style style:name="P2" style:family="paragraph" style:parent-style-name="Header">
      <style:text-properties style:use-window-font-color="true" fo:font-size="10pt" fo:font-weight="normal" officeooo:rsid="000a3d2e" officeooo:paragraph-rsid="000a3d2e" style:font-size-asian="10pt" style:font-weight-asian="normal" style:font-size-complex="10pt" style:font-weight-complex="normal"/>
    </style:style>
    <style:style style:name="P3" style:family="paragraph" style:parent-style-name="Header">
      <style:text-properties style:use-window-font-color="true" fo:font-size="10pt" fo:font-weight="normal" officeooo:rsid="000c375c" officeooo:paragraph-rsid="000c375c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style:font-size-asian="10pt" style:font-size-complex="10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0784d5" style:font-size-asian="10pt" style:font-size-complex="10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12cf0f" style:font-size-asian="10pt" style:font-size-complex="10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17849d" style:font-size-asian="10pt" style:font-size-complex="10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15bdd3" style:font-size-asian="10pt" style:font-size-complex="10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31b935" style:font-size-asian="10pt" style:font-size-complex="10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0fd72c" officeooo:paragraph-rsid="000fd72c" style:font-size-asian="10pt" style:font-size-complex="10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0fd72c" officeooo:paragraph-rsid="0012cf0f" style:font-size-asian="10pt" style:font-size-complex="10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2c2247" officeooo:paragraph-rsid="003e43a9" style:font-size-asian="10pt" style:font-size-complex="10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3e43a9" officeooo:paragraph-rsid="003e43a9" style:font-size-asian="10pt" style:font-size-complex="10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2c2247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31b935"/>
    </style:style>
    <style:style style:name="P16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style:font-size-asian="10pt" style:font-size-complex="10pt"/>
    </style:style>
    <style:style style:name="P17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0784d5" style:font-size-asian="10pt" style:font-size-complex="10pt"/>
    </style:style>
    <style:style style:name="P18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12cf0f" style:font-size-asian="10pt" style:font-size-complex="10pt"/>
    </style:style>
    <style:style style:name="P19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15bdd3" style:font-size-asian="10pt" style:font-size-complex="10pt"/>
    </style:style>
    <style:style style:name="P20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17849d" style:font-size-asian="10pt" style:font-size-complex="10pt"/>
    </style:style>
    <style:style style:name="P21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2c2247" style:font-size-asian="10pt" style:font-size-complex="10pt"/>
    </style:style>
    <style:style style:name="P22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31b935" style:font-size-asian="10pt" style:font-size-complex="10pt"/>
    </style:style>
    <style:style style:name="P2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3399f4" style:font-size-asian="10pt" style:font-size-complex="10pt"/>
    </style:style>
    <style:style style:name="P24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17f113" officeooo:paragraph-rsid="0017f113" style:font-size-asian="10pt" style:font-size-complex="10pt"/>
    </style:style>
    <style:style style:name="P25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17f113" officeooo:paragraph-rsid="00235449" style:font-size-asian="10pt" style:font-size-complex="10pt"/>
    </style:style>
    <style:style style:name="P26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19bdf1" officeooo:paragraph-rsid="0019bdf1" style:font-size-asian="10pt" style:font-size-complex="10pt"/>
    </style:style>
    <style:style style:name="P27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27d7db" officeooo:paragraph-rsid="0027d7db" style:font-size-asian="10pt" style:font-size-complex="10pt"/>
    </style:style>
    <style:style style:name="P28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2c2247" officeooo:paragraph-rsid="002c2247" style:font-size-asian="10pt" style:font-size-complex="10pt"/>
    </style:style>
    <style:style style:name="P29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2c2247" officeooo:paragraph-rsid="003e43a9" style:font-size-asian="10pt" style:font-size-complex="10pt"/>
    </style:style>
    <style:style style:name="P30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2ebaa6" officeooo:paragraph-rsid="002ebaa6" style:font-size-asian="10pt" style:font-size-complex="10pt"/>
    </style:style>
    <style:style style:name="P31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3399f4" officeooo:paragraph-rsid="003399f4" style:font-size-asian="10pt" style:font-size-complex="10pt"/>
    </style:style>
    <style:style style:name="P32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40a866" officeooo:paragraph-rsid="0040a866" style:font-size-asian="10pt" style:font-size-complex="10pt"/>
    </style:style>
    <style:style style:name="P3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40a8da" officeooo:paragraph-rsid="0040a8da" style:font-size-asian="10pt" style:font-size-complex="10pt"/>
    </style:style>
    <style:style style:name="P34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style:text-underline-style="none" officeooo:rsid="0027d7db" officeooo:paragraph-rsid="0027d7db" style:font-size-asian="10pt" style:font-size-complex="10pt"/>
    </style:style>
    <style:style style:name="P35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style:text-underline-style="solid" style:text-underline-width="auto" style:text-underline-color="font-color" officeooo:rsid="0027d7db" officeooo:paragraph-rsid="0027d7db" style:font-size-asian="10pt" style:font-size-complex="10pt"/>
    </style:style>
    <style:style style:name="P36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</style:style>
    <style:style style:name="P37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12cf0f"/>
    </style:style>
    <style:style style:name="P38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15bdd3"/>
    </style:style>
    <style:style style:name="P39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17849d"/>
    </style:style>
    <style:style style:name="P40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17f113"/>
    </style:style>
    <style:style style:name="P41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1d3811"/>
    </style:style>
    <style:style style:name="P42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1da47b"/>
    </style:style>
    <style:style style:name="P4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0784d5"/>
    </style:style>
    <style:style style:name="P44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20cec2"/>
    </style:style>
    <style:style style:name="P45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235449"/>
    </style:style>
    <style:style style:name="P46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27d7db"/>
    </style:style>
    <style:style style:name="P47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2c2247"/>
    </style:style>
    <style:style style:name="P48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2d9ad2"/>
    </style:style>
    <style:style style:name="P49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2c535f"/>
    </style:style>
    <style:style style:name="P50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3399f4"/>
    </style:style>
    <style:style style:name="P51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rsid="0017f113" officeooo:paragraph-rsid="0017f113"/>
    </style:style>
    <style:style style:name="P52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rsid="0017f113" officeooo:paragraph-rsid="00235449"/>
    </style:style>
    <style:style style:name="P5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rsid="001d3811" officeooo:paragraph-rsid="001d3811"/>
    </style:style>
    <style:style style:name="P54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rsid="001d3811" officeooo:paragraph-rsid="0020cec2"/>
    </style:style>
    <style:style style:name="P55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rsid="003399f4" officeooo:paragraph-rsid="003399f4"/>
    </style:style>
    <style:style style:name="P56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rsid="0034ae99" officeooo:paragraph-rsid="0034ae99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3399f4" officeooo:paragraph-rsid="003399f4" style:font-size-asian="10pt" style:font-size-complex="10pt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3399f4" officeooo:paragraph-rsid="004c1296" style:font-size-asian="10pt" style:font-size-complex="10pt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3e43a9" officeooo:paragraph-rsid="004a55af" style:font-size-asian="10pt" style:font-size-complex="10pt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2c2247" officeooo:paragraph-rsid="004a55af" style:font-size-asian="10pt" style:font-size-complex="10pt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4c1296" style:font-size-asian="10pt" style:font-size-complex="10pt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4a55af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4c1296"/>
    </style:style>
    <style:style style:name="P64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1d3811" officeooo:paragraph-rsid="0020cec2" style:font-size-asian="10pt" style:font-size-complex="10pt"/>
    </style:style>
    <style:style style:name="P65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1d3811" officeooo:paragraph-rsid="002c2247" style:font-size-asian="10pt" style:font-size-complex="10pt"/>
    </style:style>
    <style:style style:name="P66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1d3811" officeooo:paragraph-rsid="004c1296" style:font-size-asian="10pt" style:font-size-complex="10pt"/>
    </style:style>
    <style:style style:name="P67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2c2247" officeooo:paragraph-rsid="0031b935" style:font-size-asian="10pt" style:font-size-complex="10pt"/>
    </style:style>
    <style:style style:name="P68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2c2247" officeooo:paragraph-rsid="0034ae99" style:font-size-asian="10pt" style:font-size-complex="10pt"/>
    </style:style>
    <style:style style:name="P69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2c2247" officeooo:paragraph-rsid="004a55af" style:font-size-asian="10pt" style:font-size-complex="10pt"/>
    </style:style>
    <style:style style:name="P70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2c2247" officeooo:paragraph-rsid="004c1296" style:font-size-asian="10pt" style:font-size-complex="10pt"/>
    </style:style>
    <style:style style:name="P71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3399f4" officeooo:paragraph-rsid="003399f4" style:font-size-asian="10pt" style:font-size-complex="10pt"/>
    </style:style>
    <style:style style:name="P72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3399f4" officeooo:paragraph-rsid="004c1296" style:font-size-asian="10pt" style:font-size-complex="10pt"/>
    </style:style>
    <style:style style:name="P7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40a8da" officeooo:paragraph-rsid="004a55af" style:font-size-asian="10pt" style:font-size-complex="10pt"/>
    </style:style>
    <style:style style:name="P74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40a866" officeooo:paragraph-rsid="004a55af" style:font-size-asian="10pt" style:font-size-complex="10pt"/>
    </style:style>
    <style:style style:name="P75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style:font-size-asian="10pt" style:font-size-complex="10pt"/>
    </style:style>
    <style:style style:name="P76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12cf0f" style:font-size-asian="10pt" style:font-size-complex="10pt"/>
    </style:style>
    <style:style style:name="P77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0784d5" style:font-size-asian="10pt" style:font-size-complex="10pt"/>
    </style:style>
    <style:style style:name="P78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2c2247" style:font-size-asian="10pt" style:font-size-complex="10pt"/>
    </style:style>
    <style:style style:name="P79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4c1296" style:font-size-asian="10pt" style:font-size-complex="10pt"/>
    </style:style>
    <style:style style:name="P80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</style:style>
    <style:style style:name="P81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4a55af"/>
    </style:style>
    <style:style style:name="P82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17849d"/>
    </style:style>
    <style:style style:name="P8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4c1296"/>
    </style:style>
    <style:style style:name="P84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3b7532"/>
    </style:style>
    <style:style style:name="P85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rsid="003399f4" officeooo:paragraph-rsid="004c1296"/>
    </style:style>
    <style:style style:name="P86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rsid="0034ae99" officeooo:paragraph-rsid="004c1296"/>
    </style:style>
    <style:style style:name="P87" style:family="paragraph">
      <loext:graphic-properties draw:fill="none"/>
    </style:style>
    <style:style style:name="T1" style:family="text">
      <style:text-properties style:use-window-font-color="true" fo:font-size="10pt" fo:font-weight="bold" officeooo:rsid="000e4f6b" style:font-size-asian="10pt" style:font-weight-asian="bold" style:font-size-complex="10pt" style:font-weight-complex="bold"/>
    </style:style>
    <style:style style:name="T2" style:family="text">
      <style:text-properties style:use-window-font-color="true" fo:font-size="10pt" fo:font-weight="bold" officeooo:rsid="000a3d2e" style:font-size-asian="10pt" style:font-weight-asian="bold" style:font-size-complex="10pt" style:font-weight-complex="bold"/>
    </style:style>
    <style:style style:name="T3" style:family="text">
      <style:text-properties officeooo:rsid="002af19b"/>
    </style:style>
    <style:style style:name="T4" style:family="text">
      <style:text-properties officeooo:rsid="000784d5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0dae5e" style:font-size-asian="10pt" style:font-size-complex="10pt"/>
    </style:style>
    <style:style style:name="T7" style:family="text">
      <style:text-properties fo:font-size="10pt" officeooo:rsid="0012cf0f" style:font-size-asian="10pt" style:font-size-complex="10pt"/>
    </style:style>
    <style:style style:name="T8" style:family="text">
      <style:text-properties fo:font-size="10pt" officeooo:rsid="0014ca9a" style:font-size-asian="10pt" style:font-size-complex="10pt"/>
    </style:style>
    <style:style style:name="T9" style:family="text">
      <style:text-properties fo:font-size="10pt" officeooo:rsid="0017f113" style:font-size-asian="10pt" style:font-size-complex="10pt"/>
    </style:style>
    <style:style style:name="T10" style:family="text">
      <style:text-properties fo:font-size="10pt" officeooo:rsid="001d3811" style:font-size-asian="10pt" style:font-size-complex="10pt"/>
    </style:style>
    <style:style style:name="T11" style:family="text">
      <style:text-properties fo:font-size="10pt" officeooo:rsid="00100429" style:font-size-asian="10pt" style:font-size-complex="10pt"/>
    </style:style>
    <style:style style:name="T12" style:family="text">
      <style:text-properties fo:font-size="10pt" officeooo:rsid="000fd72c" style:font-size-asian="10pt" style:font-size-complex="10pt"/>
    </style:style>
    <style:style style:name="T13" style:family="text">
      <style:text-properties fo:font-size="10pt" officeooo:rsid="002c2247" style:font-size-asian="10pt" style:font-size-complex="10pt"/>
    </style:style>
    <style:style style:name="T14" style:family="text">
      <style:text-properties fo:font-size="10pt" officeooo:rsid="002d9ad2" style:font-size-asian="10pt" style:font-size-complex="10pt"/>
    </style:style>
    <style:style style:name="T15" style:family="text">
      <style:text-properties fo:font-size="10pt" officeooo:rsid="002e5006" style:font-size-asian="10pt" style:font-size-complex="10pt"/>
    </style:style>
    <style:style style:name="T16" style:family="text">
      <style:text-properties fo:font-size="10pt" officeooo:rsid="002c535f" style:font-size-asian="10pt" style:font-size-complex="10pt"/>
    </style:style>
    <style:style style:name="T17" style:family="text">
      <style:text-properties fo:font-size="10pt" officeooo:rsid="002f026e" style:font-size-asian="10pt" style:font-size-complex="10pt"/>
    </style:style>
    <style:style style:name="T18" style:family="text">
      <style:text-properties fo:font-size="10pt" officeooo:rsid="002fc3eb" style:font-size-asian="10pt" style:font-size-complex="10pt"/>
    </style:style>
    <style:style style:name="T19" style:family="text">
      <style:text-properties fo:font-size="10pt" officeooo:rsid="00337d86" style:font-size-asian="10pt" style:font-size-complex="10pt"/>
    </style:style>
    <style:style style:name="T20" style:family="text">
      <style:text-properties fo:font-size="10pt" officeooo:rsid="003399f4" style:font-size-asian="10pt" style:font-size-complex="10pt"/>
    </style:style>
    <style:style style:name="T21" style:family="text">
      <style:text-properties fo:font-size="10pt" officeooo:rsid="0034ae99" style:font-size-asian="10pt" style:font-size-complex="10pt"/>
    </style:style>
    <style:style style:name="T22" style:family="text">
      <style:text-properties fo:font-size="10pt" officeooo:rsid="0034f435" style:font-size-asian="10pt" style:font-size-complex="10pt"/>
    </style:style>
    <style:style style:name="T23" style:family="text">
      <style:text-properties fo:font-size="10pt" officeooo:rsid="0036709e" style:font-size-asian="10pt" style:font-size-complex="10pt"/>
    </style:style>
    <style:style style:name="T24" style:family="text">
      <style:text-properties fo:font-size="10pt" officeooo:rsid="003b7532" style:font-size-asian="10pt" style:font-size-complex="10pt"/>
    </style:style>
    <style:style style:name="T25" style:family="text">
      <style:text-properties fo:font-size="10pt" officeooo:rsid="0046bacd" style:font-size-asian="10pt" style:font-size-complex="10pt"/>
    </style:style>
    <style:style style:name="T26" style:family="text">
      <style:text-properties fo:font-size="10pt" officeooo:rsid="0047e9cc" style:font-size-asian="10pt" style:font-size-complex="10pt"/>
    </style:style>
    <style:style style:name="T27" style:family="text">
      <style:text-properties fo:font-size="10pt" officeooo:rsid="004a55af" style:font-size-asian="10pt" style:font-size-complex="10pt"/>
    </style:style>
    <style:style style:name="T28" style:family="text">
      <style:text-properties fo:font-size="10pt" officeooo:rsid="0040a8da" style:font-size-asian="10pt" style:font-size-complex="10pt"/>
    </style:style>
    <style:style style:name="T29" style:family="text">
      <style:text-properties fo:font-size="10pt" officeooo:rsid="0041cbe1" style:font-size-asian="10pt" style:font-size-complex="10pt"/>
    </style:style>
    <style:style style:name="T30" style:family="text">
      <style:text-properties fo:font-size="10pt" officeooo:rsid="004472e4" style:font-size-asian="10pt" style:font-size-complex="10pt"/>
    </style:style>
    <style:style style:name="T31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32" style:family="text">
      <style:text-properties fo:font-size="10pt" style:text-underline-style="solid" style:text-underline-width="auto" style:text-underline-color="font-color" officeooo:rsid="0017f113" style:font-size-asian="10pt" style:font-size-complex="10pt"/>
    </style:style>
    <style:style style:name="T33" style:family="text">
      <style:text-properties fo:font-size="10pt" style:text-underline-style="solid" style:text-underline-width="auto" style:text-underline-color="font-color" officeooo:rsid="001d3811" style:font-size-asian="10pt" style:font-size-complex="10pt"/>
    </style:style>
    <style:style style:name="T34" style:family="text">
      <style:text-properties fo:font-size="10pt" style:text-underline-style="solid" style:text-underline-width="auto" style:text-underline-color="font-color" officeooo:rsid="001d9a03" style:font-size-asian="10pt" style:font-size-complex="10pt"/>
    </style:style>
    <style:style style:name="T35" style:family="text">
      <style:text-properties fo:font-size="10pt" style:text-underline-style="none" style:font-size-asian="10pt" style:font-size-complex="10pt"/>
    </style:style>
    <style:style style:name="T36" style:family="text">
      <style:text-properties fo:font-size="10pt" style:text-underline-style="none" officeooo:rsid="001d3811" style:font-size-asian="10pt" style:font-size-complex="10pt"/>
    </style:style>
    <style:style style:name="T37" style:family="text">
      <style:text-properties fo:font-size="10pt" style:text-underline-style="none" officeooo:rsid="0017f113" style:font-size-asian="10pt" style:font-size-complex="10pt"/>
    </style:style>
    <style:style style:name="T38" style:family="text">
      <style:text-properties officeooo:rsid="000fd72c"/>
    </style:style>
    <style:style style:name="T39" style:family="text">
      <style:text-properties officeooo:rsid="00100429"/>
    </style:style>
    <style:style style:name="T40" style:family="text">
      <style:text-properties officeooo:rsid="0012cf0f"/>
    </style:style>
    <style:style style:name="T41" style:family="text">
      <style:text-properties officeooo:rsid="0014ca9a"/>
    </style:style>
    <style:style style:name="T42" style:family="text">
      <style:text-properties style:text-underline-style="solid" style:text-underline-width="auto" style:text-underline-color="font-color"/>
    </style:style>
    <style:style style:name="T43" style:family="text">
      <style:text-properties officeooo:rsid="000dae5e"/>
    </style:style>
    <style:style style:name="T44" style:family="text">
      <style:text-properties officeooo:rsid="002e6bff"/>
    </style:style>
    <style:style style:name="T45" style:family="text">
      <style:text-properties officeooo:rsid="0017f113"/>
    </style:style>
    <style:style style:name="T46" style:family="text">
      <style:text-properties officeooo:rsid="001d3811"/>
    </style:style>
    <style:style style:name="T47" style:family="text">
      <style:text-properties officeooo:rsid="003e43a9"/>
    </style:style>
    <style:style style:name="T48" style:family="text">
      <style:text-properties officeooo:rsid="0041cbe1"/>
    </style:style>
    <style:style style:name="T49" style:family="text">
      <style:text-properties officeooo:rsid="004472e4"/>
    </style:style>
    <style:style style:name="T50" style:family="text">
      <style:text-properties officeooo:rsid="0048fb4d"/>
    </style:style>
    <style:style style:name="T51" style:family="text">
      <style:text-properties officeooo:rsid="004a55af"/>
    </style:style>
    <style:style style:name="gr1" style:family="graphic">
      <style:graphic-properties svg:stroke-width="0.049cm" svg:stroke-color="#3465a4" draw:marker-start-width="0.452cm" draw:marker-end-width="0.452cm" draw:fill="none" draw:textarea-horizontal-align="justify" draw:textarea-vertical-align="middle" draw:auto-grow-height="false" fo:min-height="0.282cm" fo:min-width="1.23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bookmark-start text:name="__DdeLink__172_3953744620"/><text:bookmark-start text:name="__DdeLink__204_3953744620"/><text:bookmark-start text:name="__DdeLink__178_3953744620"/><text:span text:style-name="T39">ALGEBRA </text:span><text:bookmark-start text:name="__DdeLink__170_3953744620"/><text:bookmark-end text:name="__DdeLink__172_3953744620"/>SKILL LEVEL 1:<text:bookmark-end text:name="__DdeLink__170_3953744620"/></text:p>
      <text:p text:style-name="P4"><text:bookmark-start text:name="__DdeLink__4_1051536132"/>INPUTS: </text:p>
      <text:p text:style-name="P16">X = 250 //ITEM PRICE</text:p>
      <text:p text:style-name="P17">V = 12% //<text:bookmark-start text:name="__DdeLink__6_1051536132"/>VA<text:span text:style-name="T4">LUE ADDED </text:span>T<text:span text:style-name="T4">AX (VAT)</text:span><text:bookmark-end text:name="__DdeLink__6_1051536132"/></text:p>
      <text:p text:style-name="P26"><text:bookmark-start text:name="__DdeLink__324_4260413120"/>Q = ? //ITEM PRICE WITH VAT</text:p>
      <text:p text:style-name="P26"><text:bookmark-end text:name="__DdeLink__324_4260413120"/></text:p>
      <text:p text:style-name="P36"><text:span text:style-name="T6">TANONG</text:span><text:span text:style-name="T5">: WHAT IS ITEM PRICE WITH VAT?</text:span></text:p>
      <text:p text:style-name="P36"><text:span text:style-name="T6">SAGOT</text:span><text:span text:style-name="T5">:</text:span><text:bookmark-end text:name="__DdeLink__4_1051536132"/></text:p>
      <text:p text:style-name="P36"><text:span text:style-name="T5"/></text:p>
      <text:p text:style-name="P27"><text:bookmark-start text:name="__DdeLink__612_2007942787"/>V = <text:span text:style-name="T42">12%</text:span></text:p>
      <text:p text:style-name="P27">V = <text:span text:style-name="T42">12%/100%</text:span></text:p>
      <text:p text:style-name="P27">V = 0.12<text:bookmark-end text:name="__DdeLink__612_2007942787"/></text:p>
      <text:p text:style-name="P27"/>
      <text:p text:style-name="P40"><text:bookmark-start text:name="__DdeLink__327_4260413120"/><text:bookmark-start text:name="__DdeLink__602_2007942787"/><text:bookmark-start text:name="__DdeLink__592_2007942787"/><text:bookmark-start text:name="__DdeLink__321_4260413120"/><text:span text:style-name="T9">Q = </text:span><text:span text:style-name="T32">X</text:span><text:span text:style-name="T9"> + </text:span><text:span text:style-name="T32">X*V</text:span></text:p>
      <text:p text:style-name="P40"><text:bookmark-start text:name="__DdeLink__318_4260413120"/><text:bookmark-end text:name="__DdeLink__592_2007942787"/><text:span text:style-name="T9">Q = </text:span><text:bookmark-start text:name="__DdeLink__594_2007942787"/><text:span text:style-name="T9">250 + </text:span><text:span text:style-name="T32">250*0.12</text:span><text:bookmark-end text:name="__DdeLink__594_2007942787"/></text:p>
      <text:p text:style-name="P51"><text:bookmark-end text:name="__DdeLink__318_4260413120"/><text:span text:style-name="T5">Q = </text:span><text:span text:style-name="T31">250 + 30</text:span></text:p>
      <text:p text:style-name="P24"><draw:custom-shape text:anchor-type="paragraph" draw:z-index="0" draw:name="Shape1" draw:style-name="gr1" draw:text-style-name="P87" svg:width="1.373cm" svg:height="0.421cm" svg:x="-0.102cm" svg:y="0.02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Q = 280<text:bookmark-end text:name="__DdeLink__602_2007942787"/></text:p>
      <text:p text:style-name="P24"><text:bookmark-end text:name="__DdeLink__327_4260413120"/><text:bookmark-end text:name="__DdeLink__321_4260413120"/></text:p>
      <text:p text:style-name="P16"><text:bookmark-start text:name="__DdeLink__196_3953744620"/><text:bookmark-start text:name="__DdeLink__656_3896926802"/><text:bookmark-end text:name="__DdeLink__178_3953744620"/>-----<text:bookmark-end text:name="__DdeLink__196_3953744620"/><text:bookmark-end text:name="__DdeLink__204_3953744620"/></text:p>
      <text:p text:style-name="P11"><text:bookmark-start text:name="__DdeLink__172_39537446201"/><text:bookmark-start text:name="__DdeLink__645_3896926802"/><text:bookmark-start text:name="__DdeLink__186_3953744620"/><text:span text:style-name="T39">ALGEBRA </text:span><text:bookmark-start text:name="__DdeLink__170_39537446201"/><text:bookmark-end text:name="__DdeLink__172_39537446201"/>SKILL LEVEL <text:span text:style-name="T40">2</text:span>:<text:bookmark-end text:name="__DdeLink__186_3953744620"/><text:bookmark-end text:name="__DdeLink__170_39537446201"/></text:p>
      <text:p text:style-name="P6"><text:bookmark-start text:name="__DdeLink__4_10515361321"/>INPUTS: </text:p>
      <text:p text:style-name="P18"><text:bookmark-start text:name="__DdeLink__191_3953744620"/>X = ? //ITEM PRICE</text:p>
      <text:p text:style-name="P18">V = 12% //<text:bookmark-start text:name="__DdeLink__6_10515361321"/>VA<text:span text:style-name="T4">LUE ADDED </text:span>T<text:span text:style-name="T4">AX (VAT)</text:span><text:bookmark-end text:name="__DdeLink__6_10515361321"/></text:p>
      <text:p text:style-name="P37"><text:span text:style-name="T8">Q</text:span><text:span text:style-name="T7"> = 364 //ITEM PRICE WITH VAT</text:span><text:bookmark-end text:name="__DdeLink__191_3953744620"/></text:p>
      <text:p text:style-name="P18"/>
      <text:p text:style-name="P37"><text:span text:style-name="T6">TANONG</text:span><text:span text:style-name="T5">: </text:span><text:bookmark-start text:name="__DdeLink__194_3953744620"/><text:span text:style-name="T5">WHAT IS ITEM PRICE </text:span><text:span text:style-name="T7">WITHOUT VAT</text:span><text:span text:style-name="T5">?</text:span><text:bookmark-end text:name="__DdeLink__194_3953744620"/></text:p>
      <text:p text:style-name="P37"><text:span text:style-name="T6">SAGOT</text:span><text:span text:style-name="T5">:</text:span><text:bookmark-end text:name="__DdeLink__656_3896926802"/><text:bookmark-end text:name="__DdeLink__645_3896926802"/><text:bookmark-end text:name="__DdeLink__4_10515361321"/></text:p>
      <text:p text:style-name="P18"/>
      <text:p text:style-name="P27"><text:bookmark-start text:name="__DdeLink__614_2007942787"/>V = <text:span text:style-name="T42">12%</text:span></text:p>
      <text:p text:style-name="P27">V = <text:span text:style-name="T42">12%/100%</text:span></text:p>
      <text:p text:style-name="P34">V = 0.12</text:p>
      <text:p text:style-name="P35"><text:bookmark-end text:name="__DdeLink__614_2007942787"/></text:p>
      <text:p text:style-name="P46"><text:bookmark-start text:name="__DdeLink__335_4260413120"/><text:bookmark-start text:name="__DdeLink__331_4260413120"/><text:span text:style-name="T32">Q</text:span><text:span text:style-name="T9"> = X + X*</text:span><text:span text:style-name="T32">V</text:span></text:p>
      <text:p text:style-name="P41"><text:bookmark-start text:name="__DdeLink__608_2007942787"/><text:span text:style-name="T10">364</text:span><text:bookmark-start text:name="__DdeLink__318_42604131202"/><text:span text:style-name="T9"> = </text:span><text:span text:style-name="T33">X</text:span><text:span text:style-name="T32"> + </text:span><text:span text:style-name="T33">X</text:span><text:span text:style-name="T32">*0.12</text:span></text:p>
      <text:p text:style-name="P42"><text:bookmark-end text:name="__DdeLink__608_2007942787"/><text:span text:style-name="T10">364</text:span><text:span text:style-name="T9"> = </text:span><text:span text:style-name="T36">X</text:span><text:span text:style-name="T37"> * </text:span><text:span text:style-name="T36">(1 </text:span><text:span text:style-name="T37">+ </text:span><text:span text:style-name="T34">1*</text:span><text:span text:style-name="T33">0.12</text:span><text:span text:style-name="T36">)</text:span></text:p>
      <text:p text:style-name="P42"><text:span text:style-name="T10">364</text:span><text:span text:style-name="T9"> = </text:span><text:span text:style-name="T36">X</text:span><text:span text:style-name="T37"> * </text:span><text:span text:style-name="T33">(1 </text:span><text:span text:style-name="T32">+ </text:span><text:span text:style-name="T33">0.12)</text:span><text:bookmark-end text:name="__DdeLink__318_42604131202"/></text:p>
      <text:p text:style-name="P53"><text:span text:style-name="T35">364/</text:span><text:span text:style-name="T31">(1 + 0.12)</text:span><text:span text:style-name="T35"> = X</text:span></text:p>
      <text:p text:style-name="P53"><text:span text:style-name="T31">364/(1.12)</text:span><text:span text:style-name="T35"> = X</text:span></text:p>
      <text:p text:style-name="P41"><draw:custom-shape text:anchor-type="paragraph" draw:z-index="1" draw:name="Shape1_1" draw:style-name="gr1" draw:text-style-name="P87" svg:width="1.373cm" svg:height="0.421cm" svg:x="-0.102cm" svg:y="0.02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0">325</text:span><text:span text:style-name="T9"> </text:span><text:span text:style-name="T10">= X</text:span><text:bookmark-end text:name="__DdeLink__335_4260413120"/><text:bookmark-end text:name="__DdeLink__331_4260413120"/></text:p>
      <text:p text:style-name="P21"/>
      <text:p text:style-name="P79"><text:bookmark-start text:name="__DdeLink__196_39537446202"/>-----<text:bookmark-end text:name="__DdeLink__196_39537446202"/></text:p>
      <text:p text:style-name="P63"><text:bookmark-start text:name="__DdeLink__172_3953744620121"/><text:bookmark-start text:name="__DdeLink__645_389692680211"/><text:bookmark-start text:name="__DdeLink__186_395374462011"/><text:span text:style-name="T11">ALGEBRA </text:span><text:bookmark-start text:name="__DdeLink__170_3953744620121"/><text:bookmark-end text:name="__DdeLink__172_3953744620121"/><text:span text:style-name="T12">SKILL LEVEL </text:span><text:span text:style-name="T13">3</text:span><text:span text:style-name="T12">:</text:span><text:bookmark-end text:name="__DdeLink__186_395374462011"/><text:bookmark-end text:name="__DdeLink__170_3953744620121"/></text:p>
      <text:p text:style-name="P61"><text:bookmark-start text:name="__DdeLink__4_1051536132111"/>INPUTS: </text:p>
      <text:p text:style-name="P58">S = 600K //EXCESS STOCK IN WAREHOUSE (JAPAN)</text:p>
      <text:p text:style-name="P83"><text:span text:style-name="T20">D</text:span><text:span text:style-name="T13"> </text:span><text:span text:style-name="T20">= 180 //</text:span><text:span text:style-name="T23">IN USD OF </text:span><text:span text:style-name="T20">EACH STOCK </text:span></text:p>
      <text:p text:style-name="P83"><text:span text:style-name="T21">L</text:span><text:span text:style-name="T13"> </text:span><text:span text:style-name="T20">= ? //</text:span><text:span text:style-name="T21">LOSS</text:span></text:p>
      <text:p text:style-name="P70"/>
      <text:p text:style-name="P85"><text:span text:style-name="T13">N</text:span><text:span text:style-name="T5">OTES:</text:span></text:p>
      <text:p text:style-name="P72">1) USD = UNITED STATES DOLLAR</text:p>
      <text:p text:style-name="P72">2) PHP = PHILIPPINE PESO</text:p>
      <text:p text:style-name="P86"><text:span text:style-name="T5">3) </text:span><text:span text:style-name="T20">USD1 : PHP54</text:span></text:p>
      <text:p text:style-name="P70"/>
      <text:p text:style-name="P83"><text:span text:style-name="T6">TANONG</text:span><text:span text:style-name="T5">: </text:span><text:span text:style-name="T14">WHAT </text:span><text:span text:style-name="T22">IS THE LOSS IN PHP?</text:span></text:p>
      <text:p text:style-name="P72"><text:span text:style-name="T43">SAGOT</text:span><text:span text:style-name="T45">:</text:span></text:p>
      <text:p text:style-name="P79"><text:bookmark-end text:name="__DdeLink__4_1051536132111"/><text:bookmark-end text:name="__DdeLink__645_389692680211"/></text:p>
      <text:p text:style-name="P16"/>
      <text:p text:style-name="P16"/>
      <text:p text:style-name="P16"/>
      <text:p text:style-name="P7"><text:bookmark-start text:name="__DdeLink__178_39537446201"/><text:bookmark-start text:name="__DdeLink__172_39537446202"/><text:span text:style-name="T39">ALGEBRA </text:span><text:bookmark-start text:name="__DdeLink__170_39537446202"/><text:bookmark-end text:name="__DdeLink__172_39537446202"/><text:span text:style-name="T38">SKILL LEVEL 1:</text:span><text:bookmark-end text:name="__DdeLink__170_39537446202"/></text:p>
      <text:p text:style-name="P7"><text:bookmark-start text:name="__DdeLink__4_10515361322"/>INPUTS: </text:p>
      <text:p text:style-name="P20">X = 250 //ITEM PRICE</text:p>
      <text:p text:style-name="P20">V = 12% //<text:bookmark-start text:name="__DdeLink__6_10515361322"/>VA<text:span text:style-name="T4">LUE ADDED </text:span>T<text:span text:style-name="T4">AX (VAT)</text:span><text:bookmark-end text:name="__DdeLink__6_10515361322"/></text:p>
      <text:p text:style-name="P26">Q = ? //ITEM PRICE WITH VAT</text:p>
      <text:p text:style-name="P26"/>
      <text:p text:style-name="P39"><text:span text:style-name="T6">TANONG</text:span><text:span text:style-name="T5">: WHAT IS ITEM PRICE WITH VAT?</text:span></text:p>
      <text:p text:style-name="P39"><text:span text:style-name="T6">SAGOT</text:span><text:span text:style-name="T5">:</text:span><text:bookmark-end text:name="__DdeLink__178_39537446201"/><text:bookmark-end text:name="__DdeLink__4_10515361322"/></text:p>
      <text:p text:style-name="P39"><text:span text:style-name="T5"/></text:p>
      <text:p text:style-name="P27">V = <text:span text:style-name="T42">12%</text:span></text:p>
      <text:p text:style-name="P27">V = <text:span text:style-name="T42">12%/100%</text:span></text:p>
      <text:p text:style-name="P27">V = 0.12</text:p>
      <text:p text:style-name="P27"/>
      <text:p text:style-name="P46"><text:bookmark-start text:name="__DdeLink__592_20079427871"/><text:span text:style-name="T9">Q = </text:span><text:span text:style-name="T32">X</text:span><text:span text:style-name="T9"> + </text:span><text:span text:style-name="T32">X*V</text:span></text:p>
      <text:p text:style-name="P45"><text:bookmark-start text:name="__DdeLink__318_42604131201"/><text:bookmark-end text:name="__DdeLink__592_20079427871"/><text:span text:style-name="T9">Q = </text:span><text:bookmark-start text:name="__DdeLink__594_20079427871"/><text:span text:style-name="T9">250 + </text:span><text:span text:style-name="T32">250*0.12</text:span><text:bookmark-end text:name="__DdeLink__594_20079427871"/></text:p>
      <text:p text:style-name="P52"><text:bookmark-end text:name="__DdeLink__318_42604131201"/><text:span text:style-name="T5">Q = </text:span><text:span text:style-name="T31">250 + 30</text:span></text:p>
      <text:p text:style-name="P25"><draw:custom-shape text:anchor-type="paragraph" draw:z-index="3" draw:name="Shape1_0" draw:style-name="gr1" draw:text-style-name="P87" svg:width="1.373cm" svg:height="0.421cm" svg:x="-0.102cm" svg:y="0.02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Q = 280</text:p>
      <text:p text:style-name="P20"/>
      <text:p text:style-name="P20"><text:bookmark-start text:name="__DdeLink__196_39537446201"/>-----<text:bookmark-end text:name="__DdeLink__196_39537446201"/></text:p>
      <text:p text:style-name="P8"><text:bookmark-start text:name="__DdeLink__172_395374462011"/><text:span text:style-name="T39">ALGEBRA </text:span><text:bookmark-start text:name="__DdeLink__170_395374462011"/><text:bookmark-end text:name="__DdeLink__172_395374462011"/><text:span text:style-name="T38">SKILL LEVEL </text:span><text:span text:style-name="T40">2</text:span><text:span text:style-name="T38">:</text:span><text:bookmark-end text:name="__DdeLink__170_395374462011"/></text:p>
      <text:p text:style-name="P5">INPUTS: </text:p>
      <text:p text:style-name="P19">X = ? //ITEM PRICE</text:p>
      <text:p text:style-name="P19">V = 12% //<text:bookmark-start text:name="__DdeLink__6_105153613211"/>VA<text:span text:style-name="T4">LUE ADDED </text:span>T<text:span text:style-name="T4">AX (VAT)</text:span><text:bookmark-end text:name="__DdeLink__6_105153613211"/></text:p>
      <text:p text:style-name="P19"><text:span text:style-name="T41">Q</text:span><text:span text:style-name="T40"> = 364 //ITEM PRICE WITH VAT</text:span></text:p>
      <text:p text:style-name="P17"/>
      <text:p text:style-name="P38"><text:span text:style-name="T6">TANONG</text:span><text:span text:style-name="T5">: WHAT IS ITEM PRICE </text:span><text:span text:style-name="T7">WITHOUT VAT</text:span><text:span text:style-name="T5">?</text:span></text:p>
      <text:p text:style-name="P43"><text:span text:style-name="T6">SAGOT</text:span><text:span text:style-name="T5">:</text:span></text:p>
      <text:p text:style-name="P17"/>
      <text:p text:style-name="P27">V = <text:span text:style-name="T42">12%</text:span></text:p>
      <text:p text:style-name="P27">V = <text:span text:style-name="T42">12%/100%</text:span></text:p>
      <text:p text:style-name="P34">V = 0.12</text:p>
      <text:p text:style-name="P35"/>
      <text:p text:style-name="P46"><text:span text:style-name="T32">Q</text:span><text:span text:style-name="T9"> = X + X*</text:span><text:span text:style-name="T32">V</text:span></text:p>
      <text:p text:style-name="P44"><text:span text:style-name="T10">364</text:span><text:bookmark-start text:name="__DdeLink__318_426041312021"/><text:span text:style-name="T9"> = </text:span><text:span text:style-name="T33">X</text:span><text:span text:style-name="T32"> + </text:span><text:span text:style-name="T33">X</text:span><text:span text:style-name="T32">*0.12</text:span></text:p>
      <text:p text:style-name="P44"><text:span text:style-name="T10">364</text:span><text:span text:style-name="T9"> = </text:span><text:span text:style-name="T36">X</text:span><text:span text:style-name="T37"> * </text:span><text:span text:style-name="T36">(1 </text:span><text:span text:style-name="T37">+ </text:span><text:span text:style-name="T34">1*</text:span><text:span text:style-name="T33">0.12</text:span><text:span text:style-name="T36">)</text:span></text:p>
      <text:p text:style-name="P44"><text:span text:style-name="T10">364</text:span><text:span text:style-name="T9"> = </text:span><text:span text:style-name="T36">X</text:span><text:span text:style-name="T37"> * </text:span><text:span text:style-name="T33">(1 </text:span><text:span text:style-name="T32">+ </text:span><text:span text:style-name="T33">0.12)</text:span><text:bookmark-end text:name="__DdeLink__318_426041312021"/></text:p>
      <text:p text:style-name="P54"><text:span text:style-name="T35">364/</text:span><text:span text:style-name="T31">(1 + 0.12)</text:span><text:span text:style-name="T35"> = X</text:span></text:p>
      <text:p text:style-name="P54"><text:span text:style-name="T31">364/(1.12)</text:span><text:span text:style-name="T35"> = X</text:span></text:p>
      <text:p text:style-name="P44"><draw:custom-shape text:anchor-type="paragraph" draw:z-index="2" draw:name="Shape1_2" draw:style-name="gr1" draw:text-style-name="P87" svg:width="1.373cm" svg:height="0.421cm" svg:x="-0.102cm" svg:y="0.02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0">325</text:span><text:span text:style-name="T9"> </text:span><text:span text:style-name="T10">= X</text:span></text:p>
      <text:p text:style-name="P64"/>
      <text:p text:style-name="P79"><text:bookmark-start text:name="__DdeLink__196_395374462021"/>-----<text:bookmark-end text:name="__DdeLink__196_395374462021"/></text:p>
      <text:p text:style-name="P63"><text:bookmark-start text:name="__DdeLink__172_39537446201211"/><text:bookmark-start text:name="__DdeLink__645_3896926802111"/><text:bookmark-start text:name="__DdeLink__186_3953744620111"/><text:span text:style-name="T11">ALGEBRA </text:span><text:bookmark-start text:name="__DdeLink__170_39537446201211"/><text:bookmark-end text:name="__DdeLink__172_39537446201211"/><text:span text:style-name="T12">SKILL LEVEL </text:span><text:span text:style-name="T13">3</text:span><text:span text:style-name="T12">:</text:span><text:bookmark-end text:name="__DdeLink__186_3953744620111"/><text:bookmark-end text:name="__DdeLink__170_39537446201211"/></text:p>
      <text:p text:style-name="P61"><text:bookmark-start text:name="__DdeLink__4_10515361321111"/>INPUTS: </text:p>
      <text:p text:style-name="P58">S = 600K //EXCESS STOCK IN WAREHOUSE (JAPAN)</text:p>
      <text:p text:style-name="P83"><text:span text:style-name="T20">D</text:span><text:span text:style-name="T13"> </text:span><text:span text:style-name="T20">= 180 //</text:span><text:span text:style-name="T23">IN USD OF </text:span><text:span text:style-name="T20">EACH STOCK </text:span></text:p>
      <text:p text:style-name="P83"><text:span text:style-name="T21">L</text:span><text:span text:style-name="T13"> </text:span><text:span text:style-name="T20">= ? //</text:span><text:span text:style-name="T21">LOSS</text:span></text:p>
      <text:p text:style-name="P70"/>
      <text:p text:style-name="P85"><text:span text:style-name="T13">N</text:span><text:span text:style-name="T5">OTES:</text:span></text:p>
      <text:p text:style-name="P72">1) USD = UNITED STATES DOLLAR</text:p>
      <text:p text:style-name="P72">2) PHP = PHILIPPINE PESO</text:p>
      <text:p text:style-name="P86"><text:span text:style-name="T5">3) </text:span><text:span text:style-name="T20">USD1 : PHP54</text:span></text:p>
      <text:p text:style-name="P70"/>
      <text:p text:style-name="P83"><text:span text:style-name="T6">TANONG</text:span><text:span text:style-name="T5">: </text:span><text:span text:style-name="T14">WHAT </text:span><text:span text:style-name="T22">IS THE LOSS IN PHP?</text:span></text:p>
      <text:p text:style-name="P72"><text:span text:style-name="T43">SAGOT</text:span><text:span text:style-name="T45">:</text:span></text:p>
      <text:p text:style-name="P66"><text:bookmark-end text:name="__DdeLink__4_10515361321111"/><text:bookmark-end text:name="__DdeLink__645_3896926802111"/></text:p>
      <text:p text:style-name="P64"/>
      <text:p text:style-name="P64"/>
      <text:p text:style-name="P64"/>
      <text:p text:style-name="P14"><text:bookmark-start text:name="__DdeLink__186_39537446201"/><text:bookmark-start text:name="__DdeLink__938_210719473"/><text:bookmark-start text:name="__DdeLink__645_38969268021"/><text:bookmark-start text:name="__DdeLink__692_3896926802"/><text:bookmark-start text:name="__DdeLink__172_395374462012"/><text:soft-page-break/><text:span text:style-name="T11">ALGEBRA </text:span><text:bookmark-start text:name="__DdeLink__170_395374462012"/><text:bookmark-end text:name="__DdeLink__172_395374462012"/><text:span text:style-name="T12">SKILL LEVEL </text:span><text:span text:style-name="T19">4</text:span><text:span text:style-name="T12">:</text:span><text:bookmark-end text:name="__DdeLink__186_39537446201"/><text:bookmark-end text:name="__DdeLink__170_395374462012"/></text:p>
      <text:p text:style-name="P13">TECHNIQUE・METHOD:<text:bookmark-start text:name="__DdeLink__4_105153613211"/></text:p>
      <text:p text:style-name="P47"><text:span text:style-name="T13">P</text:span><text:bookmark-start text:name="__DdeLink__191_39537446201"/><text:span text:style-name="T5"> </text:span><text:span text:style-name="T13">= <text:s/>1/((A/B)^2)</text:span></text:p>
      <text:p text:style-name="P28"/>
      <text:p text:style-name="P12"><text:bookmark-start text:name="__DdeLink__702_3896926802"/>INPUTS: </text:p>
      <text:p text:style-name="P29">P = 1.78 //<text:span text:style-name="T49">PRICE ELASTICITY: </text:span><text:span text:style-name="T44">PlayStation Sales Results</text:span></text:p>
      <text:p text:style-name="P32">A = 10K //<text:span text:style-name="T49">NEW PRICE</text:span></text:p>
      <text:p text:style-name="P33">B <text:span text:style-name="T48">= </text:span>? //<text:span text:style-name="T49">PREV PRICE</text:span><text:bookmark-end text:name="__DdeLink__702_3896926802"/><text:bookmark-end text:name="__DdeLink__938_210719473"/></text:p>
      <text:p text:style-name="P32"/>
      <text:p text:style-name="P28">NOTES:: </text:p>
      <text:p text:style-name="P30"><text:span text:style-name="T47">1) </text:span>P&lt;1 = necessity, i.e. people buy with less and less regard for price; example (at present): insulin medicine</text:p>
      <text:p text:style-name="P49"><text:span text:style-name="T16">2) </text:span><text:span text:style-name="T17">Halimbawa</text:span><text:span text:style-name="T16">: </text:span><text:span text:style-name="T17">Year </text:span><text:span text:style-name="T16">2020, </text:span><text:span text:style-name="T17">Filipino family bumibili ng PlayStation 4 Console + Minecraft Dungeons @PHP10K</text:span></text:p>
      <text:p text:style-name="P21"><text:bookmark-end text:name="__DdeLink__191_39537446201"/></text:p>
      <text:p text:style-name="P48"><text:bookmark-start text:name="__DdeLink__944_210719473"/><text:span text:style-name="T6">TANONG</text:span><text:span text:style-name="T5">: </text:span><text:span text:style-name="T14">WHAT SHOULD THE PREV PRICE BE TO ACHIEVE </text:span><text:span text:style-name="T15">NEW PRICE OF </text:span><text:span text:style-name="T14">10</text:span><text:span text:style-name="T18">K</text:span><text:span text:style-name="T14">?</text:span></text:p>
      <text:p text:style-name="P47"><text:bookmark-end text:name="__DdeLink__645_38969268021"/><text:bookmark-end text:name="__DdeLink__4_105153613211"/><text:span text:style-name="T6">SAGOT</text:span><text:span text:style-name="T9">:</text:span><text:bookmark-end text:name="__DdeLink__692_3896926802"/><text:bookmark-end text:name="__DdeLink__944_210719473"/></text:p>
      <text:p text:style-name="P65"/>
      <text:p text:style-name="P65"/>
      <text:p text:style-name="P65"/>
      <text:p text:style-name="P65"/>
      <text:p text:style-name="P62"><text:bookmark-start text:name="__DdeLink__186_395374462012"/><text:bookmark-start text:name="__DdeLink__172_3953744620122"/><text:span text:style-name="T11">ALGEBRA </text:span><text:bookmark-start text:name="__DdeLink__170_3953744620122"/><text:bookmark-end text:name="__DdeLink__172_3953744620122"/><text:span text:style-name="T12">SKILL LEVEL </text:span><text:span text:style-name="T27">5</text:span><text:span text:style-name="T12">:</text:span><text:bookmark-end text:name="__DdeLink__186_395374462012"/><text:bookmark-end text:name="__DdeLink__170_3953744620122"/></text:p>
      <text:p text:style-name="P59">TECHNIQUE・METHOD:</text:p>
      <text:p text:style-name="P81"><text:span text:style-name="T13">P</text:span><text:span text:style-name="T5"> </text:span><text:span text:style-name="T13">= <text:s/>1/((A/B)^2)</text:span></text:p>
      <text:p text:style-name="P69"/>
      <text:p text:style-name="P60"><text:bookmark-start text:name="__DdeLink__702_38969268021"/>INPUTS: </text:p>
      <text:p text:style-name="P69">P = 1.78 //<text:span text:style-name="T49">PRICE ELASTICITY: </text:span><text:span text:style-name="T44">PlayStation Sales Results</text:span></text:p>
      <text:p text:style-name="P74">A = ? //<text:span text:style-name="T49">NEW PRICE</text:span></text:p>
      <text:p text:style-name="P81"><text:span text:style-name="T28">B </text:span><text:span text:style-name="T29">= </text:span><text:span text:style-name="T27">17800</text:span><text:span text:style-name="T28"> //</text:span><text:span text:style-name="T30">PREV PRICE</text:span><text:bookmark-end text:name="__DdeLink__702_38969268021"/></text:p>
      <text:p text:style-name="P73"/>
      <text:p text:style-name="P73"/>
      <text:p text:style-name="P81"><text:span text:style-name="T6">TANONG</text:span><text:span text:style-name="T5">: </text:span><text:span text:style-name="T14">WHAT </text:span><text:span text:style-name="T27">IS </text:span><text:span text:style-name="T14">THE </text:span><text:span text:style-name="T27">NEW </text:span><text:span text:style-name="T14">PRICE?</text:span></text:p>
      <text:p text:style-name="P73"><text:span text:style-name="T43">SAGOT</text:span><text:span text:style-name="T45">:</text:span></text:p>
      <text:p text:style-name="P73"/>
      <text:p text:style-name="P84"><text:span text:style-name="T2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0c375c"/>
    </style:style>
    <style:style style:name="MP2" style:family="paragraph" style:parent-style-name="Header">
      <style:text-properties style:use-window-font-color="true" fo:font-size="10pt" fo:font-weight="normal" officeooo:rsid="000a3d2e" officeooo:paragraph-rsid="000a3d2e" style:font-size-asian="10pt" style:font-weight-asian="normal" style:font-size-complex="10pt" style:font-weight-complex="normal"/>
    </style:style>
    <style:style style:name="MP3" style:family="paragraph" style:parent-style-name="Header">
      <style:text-properties style:use-window-font-color="true" fo:font-size="10pt" fo:font-weight="normal" officeooo:rsid="000c375c" officeooo:paragraph-rsid="000c375c" style:font-size-asian="10pt" style:font-weight-asian="normal" style:font-size-complex="10pt" style:font-weight-complex="normal"/>
    </style:style>
    <style:style style:name="MT1" style:family="text">
      <style:text-properties style:use-window-font-color="true" fo:font-size="10pt" fo:font-weight="bold" officeooo:rsid="000e4f6b" style:font-size-asian="10pt" style:font-weight-asian="bold" style:font-size-complex="10pt" style:font-weight-complex="bold"/>
    </style:style>
    <style:style style:name="MT2" style:family="text">
      <style:text-properties style:use-window-font-color="true" fo:font-size="10pt" fo:font-weight="bold" officeooo:rsid="000a3d2e" style:font-size-asian="10pt" style:font-weight-asian="bold" style:font-size-complex="10pt" style:font-weight-complex="bold"/>
    </style:style>
    <style:style style:name="MT3" style:family="text">
      <style:text-properties officeooo:rsid="002af19b"/>
    </style:style>
    <style:style style:name="MT4" style:family="text">
      <style:text-properties officeooo:rsid="0048fb4d"/>
    </style:style>
    <style:page-layout style:name="Mpm1">
      <style:page-layout-properties fo:page-width="21.001cm" fo:page-height="29.7cm" style:num-format="1" style:print-orientation="portrait" fo:margin-top="2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LGEBRA</text:span><text:span text:style-name="MT2">, i.e. use of containers whose value inside may vary</text:span></text:p>
        <text:p text:style-name="MP2">@company: USBONG SOCIAL SYSTEMS, INC. (USBONG)</text:p>
        <text:p text:style-name="MP2">@author: SYSON, MICHAEL B.</text:p>
        <text:p text:style-name="MP2">@date created: 20201109</text:p>
        <text:p text:style-name="MP2">@last updated: 202011<text:span text:style-name="MT3">2</text:span><text:span text:style-name="MT4">6</text:span></text:p>
        <text:p text:style-name="MP3">@open source: Apache License, Version 2.0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9T15:31:55.765684530</meta:creation-date>
    <meta:print-date>2020-11-09T15:37:14.857285745</meta:print-date>
    <dc:date>2020-11-26T12:24:14.887364728</dc:date>
    <meta:editing-duration>PT1H51M32S</meta:editing-duration>
    <meta:editing-cycles>68</meta:editing-cycles>
    <meta:generator>LibreOffice/6.4.6.2$Linux_X86_64 LibreOffice_project/40$Build-2</meta:generator>
    <meta:document-statistic meta:table-count="0" meta:image-count="0" meta:object-count="0" meta:page-count="2" meta:paragraph-count="115" meta:word-count="518" meta:character-count="2362" meta:non-whitespace-character-count="1950"/>
  </office:meta>
</office:document-meta>
</file>